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THOUT FITERING (NO TREE)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5MB</text:p>
          </table:table-cell>
          <table:table-cell table:number-columns-repeated="2"/>
          <table:table-cell office:value-type="string" calcext:value-type="string">
            <text:p>PUBLISHER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0467.70967" calcext:value-type="float">
            <text:p>1543150467.70967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2.833682" calcext:value-type="float">
            <text:p>12.83368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0479.90465" calcext:value-type="float">
            <text:p>1543150479.904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2.838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0489.90839" calcext:value-type="float">
            <text:p>1543150489.9083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2.935477" calcext:value-type="float">
            <text:p>12.93547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0502.84387" calcext:value-type="float">
            <text:p>1543150502.843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2.723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0512.84757" calcext:value-type="float">
            <text:p>1543150512.84757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2.720904" calcext:value-type="float">
            <text:p>12.72090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0525.56847" calcext:value-type="float">
            <text:p>1543150525.568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0.118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0535.57216" calcext:value-type="float">
            <text:p>1543150535.57216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3.532085" calcext:value-type="float">
            <text:p>13.532085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0549.10425" calcext:value-type="float">
            <text:p>1543150549.1042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0559.10792" calcext:value-type="float">
            <text:p>1543150559.1079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3.403192" calcext:value-type="float">
            <text:p>13.40319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0572.51111" calcext:value-type="float">
            <text:p>1543150572.511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2.939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0582.5148" calcext:value-type="float">
            <text:p>1543150582.5148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4.89698" calcext:value-type="float">
            <text:p>14.8969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0596.6045" calcext:value-type="float">
            <text:p>1543150596.60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2.581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0606.60853" calcext:value-type="float">
            <text:p>1543150606.60853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3.480624" calcext:value-type="float">
            <text:p>13.48062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0620.89158" calcext:value-type="float">
            <text:p>1543150620.891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0.364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0630.92875" calcext:value-type="float">
            <text:p>1543150630.9287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5.394771" calcext:value-type="float">
            <text:p>15.39477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0645.48765" calcext:value-type="float">
            <text:p>1543150645.4876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0655.49137" calcext:value-type="float">
            <text:p>1543150655.49137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3.548544" calcext:value-type="float">
            <text:p>13.54854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0669.39917" calcext:value-type="float">
            <text:p>1543150669.399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2.725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0679.43774" calcext:value-type="float">
            <text:p>1543150679.4377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5.775553" calcext:value-type="float">
            <text:p>15.77555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0694.81933" calcext:value-type="float">
            <text:p>1543150694.819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2.517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0.213s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SUBSCRIBER</text:p>
          </table:table-cell>
          <table:table-cell table:number-columns-repeated="21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3.536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0479.17285" calcext:value-type="float">
            <text:p>1543150479.17285</text:p>
          </table:table-cell>
          <table:table-cell table:formula="of:=[.E15]-[.F2]" office:value-type="float" office:value="11.4631760120392" calcext:value-type="float">
            <text:p>11.4631760120392</text:p>
          </table:table-cell>
          <table:table-cell office:value-type="string" calcext:value-type="string">
            <text:p>time</text:p>
          </table:table-cell>
          <table:table-cell office:value-type="float" office:value="1543150479.29458" calcext:value-type="float">
            <text:p>1543150479.29458</text:p>
          </table:table-cell>
          <table:table-cell table:formula="of:=[.H15]-[.F2]" office:value-type="float" office:value="11.5849058628082" calcext:value-type="float">
            <text:p>11.5849058628082</text:p>
          </table:table-cell>
          <table:table-cell office:value-type="string" calcext:value-type="string">
            <text:p>time</text:p>
          </table:table-cell>
          <table:table-cell office:value-type="float" office:value="1543150479.41644" calcext:value-type="float">
            <text:p>1543150479.41644</text:p>
          </table:table-cell>
          <table:table-cell table:formula="of:=[.K15]-[.F2]" office:value-type="float" office:value="11.7067699432373" calcext:value-type="float">
            <text:p>11.7067699432373</text:p>
          </table:table-cell>
          <table:table-cell office:value-type="string" calcext:value-type="string">
            <text:p>time</text:p>
          </table:table-cell>
          <table:table-cell office:value-type="float" office:value="1543150479.53951" calcext:value-type="float">
            <text:p>1543150479.53951</text:p>
          </table:table-cell>
          <table:table-cell table:formula="of:=[.N15]-[.F2]" office:value-type="float" office:value="11.8298349380493" calcext:value-type="float">
            <text:p>11.8298349380493</text:p>
          </table:table-cell>
          <table:table-cell office:value-type="string" calcext:value-type="string">
            <text:p>time</text:p>
          </table:table-cell>
          <table:table-cell office:value-type="float" office:value="1543150479.66058" calcext:value-type="float">
            <text:p>1543150479.66058</text:p>
          </table:table-cell>
          <table:table-cell table:formula="of:=[.Q15]-[.F2]" office:value-type="float" office:value="11.9509119987488" calcext:value-type="float">
            <text:p>11.9509119987488</text:p>
          </table:table-cell>
          <table:table-cell office:value-type="string" calcext:value-type="string">
            <text:p>time</text:p>
          </table:table-cell>
          <table:table-cell office:value-type="float" office:value="1543150479.78283" calcext:value-type="float">
            <text:p>1543150479.78283</text:p>
          </table:table-cell>
          <table:table-cell table:formula="of:=[.T15]-[.F2]" office:value-type="float" office:value="12.0731558799744" calcext:value-type="float">
            <text:p>12.0731558799744</text:p>
          </table:table-cell>
          <table:table-cell office:value-type="string" calcext:value-type="string">
            <text:p>time</text:p>
          </table:table-cell>
          <table:table-cell office:value-type="float" office:value="1543150479.90591" calcext:value-type="float">
            <text:p>1543150479.90591</text:p>
          </table:table-cell>
          <table:table-cell table:formula="of:=[.W15]-[.F2]" office:value-type="float" office:value="12.1962349414825" calcext:value-type="float">
            <text:p>12.1962349414825</text:p>
          </table:table-cell>
          <table:table-cell/>
          <table:table-cell table:formula="of:=MAX([.F15];[.I15];[.L15];[.O15];[.R15];[.U15];[.X15])" office:value-type="float" office:value="12.1962349414825" calcext:value-type="float">
            <text:p>12.1962349414825</text:p>
          </table:table-cell>
          <table:table-cell/>
          <table:table-cell table:formula="of:=AVERAGE([.Z15:.Z24])" office:value-type="float" office:value="13.7182396411896" calcext:value-type="float">
            <text:p>13.7182396411896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2.782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0501.93942" calcext:value-type="float">
            <text:p>1543150501.93942</text:p>
          </table:table-cell>
          <table:table-cell table:formula="of:=[.E16]-[.F3]" office:value-type="float" office:value="12.0310299396515" calcext:value-type="float">
            <text:p>12.0310299396515</text:p>
          </table:table-cell>
          <table:table-cell office:value-type="string" calcext:value-type="string">
            <text:p>time</text:p>
          </table:table-cell>
          <table:table-cell office:value-type="float" office:value="1543150502.62804" calcext:value-type="float">
            <text:p>1543150502.62804</text:p>
          </table:table-cell>
          <table:table-cell table:formula="of:=[.H16]-[.F3]" office:value-type="float" office:value="12.7196481227875" calcext:value-type="float">
            <text:p>12.7196481227875</text:p>
          </table:table-cell>
          <table:table-cell office:value-type="string" calcext:value-type="string">
            <text:p>time</text:p>
          </table:table-cell>
          <table:table-cell office:value-type="float" office:value="1543150502.19967" calcext:value-type="float">
            <text:p>1543150502.19967</text:p>
          </table:table-cell>
          <table:table-cell table:formula="of:=[.K16]-[.F3]" office:value-type="float" office:value="12.2912740707397" calcext:value-type="float">
            <text:p>12.2912740707397</text:p>
          </table:table-cell>
          <table:table-cell office:value-type="string" calcext:value-type="string">
            <text:p>time</text:p>
          </table:table-cell>
          <table:table-cell office:value-type="float" office:value="1543150502.40176" calcext:value-type="float">
            <text:p>1543150502.40176</text:p>
          </table:table-cell>
          <table:table-cell table:formula="of:=[.N16]-[.F3]" office:value-type="float" office:value="12.4933660030365" calcext:value-type="float">
            <text:p>12.4933660030365</text:p>
          </table:table-cell>
          <table:table-cell office:value-type="string" calcext:value-type="string">
            <text:p>time</text:p>
          </table:table-cell>
          <table:table-cell office:value-type="float" office:value="1543150502.52229" calcext:value-type="float">
            <text:p>1543150502.52229</text:p>
          </table:table-cell>
          <table:table-cell table:formula="of:=[.Q16]-[.F3]" office:value-type="float" office:value="12.6138970851898" calcext:value-type="float">
            <text:p>12.6138970851898</text:p>
          </table:table-cell>
          <table:table-cell office:value-type="string" calcext:value-type="string">
            <text:p>time</text:p>
          </table:table-cell>
          <table:table-cell office:value-type="float" office:value="1543150502.68316" calcext:value-type="float">
            <text:p>1543150502.68316</text:p>
          </table:table-cell>
          <table:table-cell table:formula="of:=[.T16]-[.F3]" office:value-type="float" office:value="12.7747700214386" calcext:value-type="float">
            <text:p>12.7747700214386</text:p>
          </table:table-cell>
          <table:table-cell office:value-type="string" calcext:value-type="string">
            <text:p>time</text:p>
          </table:table-cell>
          <table:table-cell office:value-type="float" office:value="1543150502.84517" calcext:value-type="float">
            <text:p>1543150502.84517</text:p>
          </table:table-cell>
          <table:table-cell table:formula="of:=[.W16]-[.F3]" office:value-type="float" office:value="12.936774969101" calcext:value-type="float">
            <text:p>12.936774969101</text:p>
          </table:table-cell>
          <table:table-cell/>
          <table:table-cell table:formula="of:=MAX([.F16];[.I16];[.L16];[.O16];[.R16];[.U16];[.X16])" office:value-type="float" office:value="12.936774969101" calcext:value-type="float">
            <text:p>12.936774969101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0.759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0524.82397" calcext:value-type="float">
            <text:p>1543150524.82397</text:p>
          </table:table-cell>
          <table:table-cell table:formula="of:=[.E17]-[.F4]" office:value-type="float" office:value="11.9763989448547" calcext:value-type="float">
            <text:p>11.9763989448547</text:p>
          </table:table-cell>
          <table:table-cell office:value-type="string" calcext:value-type="string">
            <text:p>time</text:p>
          </table:table-cell>
          <table:table-cell office:value-type="float" office:value="1543150524.94914" calcext:value-type="float">
            <text:p>1543150524.94914</text:p>
          </table:table-cell>
          <table:table-cell table:formula="of:=[.H17]-[.F4]" office:value-type="float" office:value="12.1015660762787" calcext:value-type="float">
            <text:p>12.1015660762787</text:p>
          </table:table-cell>
          <table:table-cell office:value-type="string" calcext:value-type="string">
            <text:p>time</text:p>
          </table:table-cell>
          <table:table-cell office:value-type="float" office:value="1543150525.7225" calcext:value-type="float">
            <text:p>1543150525.7225</text:p>
          </table:table-cell>
          <table:table-cell table:formula="of:=[.K17]-[.F4]" office:value-type="float" office:value="12.8749310970306" calcext:value-type="float">
            <text:p>12.8749310970306</text:p>
          </table:table-cell>
          <table:table-cell office:value-type="string" calcext:value-type="string">
            <text:p>time</text:p>
          </table:table-cell>
          <table:table-cell office:value-type="float" office:value="1543150525.19528" calcext:value-type="float">
            <text:p>1543150525.19528</text:p>
          </table:table-cell>
          <table:table-cell table:formula="of:=[.N17]-[.F4]" office:value-type="float" office:value="12.3477098941803" calcext:value-type="float">
            <text:p>12.3477098941803</text:p>
          </table:table-cell>
          <table:table-cell office:value-type="string" calcext:value-type="string">
            <text:p>time</text:p>
          </table:table-cell>
          <table:table-cell office:value-type="float" office:value="1543150525.3201" calcext:value-type="float">
            <text:p>1543150525.3201</text:p>
          </table:table-cell>
          <table:table-cell table:formula="of:=[.Q17]-[.F4]" office:value-type="float" office:value="12.4725301265717" calcext:value-type="float">
            <text:p>12.4725301265717</text:p>
          </table:table-cell>
          <table:table-cell office:value-type="string" calcext:value-type="string">
            <text:p>time</text:p>
          </table:table-cell>
          <table:table-cell office:value-type="float" office:value="1543150525.44554" calcext:value-type="float">
            <text:p>1543150525.44554</text:p>
          </table:table-cell>
          <table:table-cell table:formula="of:=[.T17]-[.F4]" office:value-type="float" office:value="12.5979719161987" calcext:value-type="float">
            <text:p>12.5979719161987</text:p>
          </table:table-cell>
          <table:table-cell office:value-type="string" calcext:value-type="string">
            <text:p>time</text:p>
          </table:table-cell>
          <table:table-cell office:value-type="float" office:value="1543150525.56944" calcext:value-type="float">
            <text:p>1543150525.56944</text:p>
          </table:table-cell>
          <table:table-cell table:formula="of:=[.W17]-[.F4]" office:value-type="float" office:value="12.7218699455261" calcext:value-type="float">
            <text:p>12.7218699455261</text:p>
          </table:table-cell>
          <table:table-cell/>
          <table:table-cell table:formula="of:=MAX([.F17];[.I17];[.L17];[.O17];[.R17];[.U17];[.X17])" office:value-type="float" office:value="12.8749310970306" calcext:value-type="float">
            <text:p>12.8749310970306</text:p>
          </table:table-cell>
          <table:table-cell/>
          <table:table-cell table:formula="of:=DEVSQ([.Z15:.Z24])/10" office:value-type="float" office:value="0.775619622005856" calcext:value-type="float">
            <text:p>0.7756196220058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0548.13486" calcext:value-type="float">
            <text:p>1543150548.13486</text:p>
          </table:table-cell>
          <table:table-cell table:formula="of:=[.E18]-[.F5]" office:value-type="float" office:value="12.562698841095" calcext:value-type="float">
            <text:p>12.562698841095</text:p>
          </table:table-cell>
          <table:table-cell office:value-type="string" calcext:value-type="string">
            <text:p>time</text:p>
          </table:table-cell>
          <table:table-cell office:value-type="float" office:value="1543150548.29661" calcext:value-type="float">
            <text:p>1543150548.29661</text:p>
          </table:table-cell>
          <table:table-cell table:formula="of:=[.H18]-[.F5]" office:value-type="float" office:value="12.7244508266449" calcext:value-type="float">
            <text:p>12.7244508266449</text:p>
          </table:table-cell>
          <table:table-cell office:value-type="string" calcext:value-type="string">
            <text:p>time</text:p>
          </table:table-cell>
          <table:table-cell office:value-type="float" office:value="1543150548.45798" calcext:value-type="float">
            <text:p>1543150548.45798</text:p>
          </table:table-cell>
          <table:table-cell table:formula="of:=[.K18]-[.F5]" office:value-type="float" office:value="12.8858158588409" calcext:value-type="float">
            <text:p>12.8858158588409</text:p>
          </table:table-cell>
          <table:table-cell office:value-type="string" calcext:value-type="string">
            <text:p>time</text:p>
          </table:table-cell>
          <table:table-cell office:value-type="float" office:value="1543150548.62024" calcext:value-type="float">
            <text:p>1543150548.62024</text:p>
          </table:table-cell>
          <table:table-cell table:formula="of:=[.N18]-[.F5]" office:value-type="float" office:value="13.0480759143829" calcext:value-type="float">
            <text:p>13.0480759143829</text:p>
          </table:table-cell>
          <table:table-cell office:value-type="string" calcext:value-type="string">
            <text:p>time</text:p>
          </table:table-cell>
          <table:table-cell office:value-type="float" office:value="1543150548.82483" calcext:value-type="float">
            <text:p>1543150548.82483</text:p>
          </table:table-cell>
          <table:table-cell table:formula="of:=[.Q18]-[.F5]" office:value-type="float" office:value="13.2526638507843" calcext:value-type="float">
            <text:p>13.2526638507843</text:p>
          </table:table-cell>
          <table:table-cell office:value-type="string" calcext:value-type="string">
            <text:p>time</text:p>
          </table:table-cell>
          <table:table-cell office:value-type="float" office:value="1543150548.94355" calcext:value-type="float">
            <text:p>1543150548.94355</text:p>
          </table:table-cell>
          <table:table-cell table:formula="of:=[.T18]-[.F5]" office:value-type="float" office:value="13.3713848590851" calcext:value-type="float">
            <text:p>13.3713848590851</text:p>
          </table:table-cell>
          <table:table-cell office:value-type="string" calcext:value-type="string">
            <text:p>time</text:p>
          </table:table-cell>
          <table:table-cell office:value-type="float" office:value="1543150549.1055" calcext:value-type="float">
            <text:p>1543150549.1055</text:p>
          </table:table-cell>
          <table:table-cell table:formula="of:=[.W18]-[.F5]" office:value-type="float" office:value="13.5333349704742" calcext:value-type="float">
            <text:p>13.5333349704742</text:p>
          </table:table-cell>
          <table:table-cell/>
          <table:table-cell table:formula="of:=MAX([.F18];[.I18];[.L18];[.O18];[.R18];[.U18];[.X18])" office:value-type="float" office:value="13.5333349704742" calcext:value-type="float">
            <text:p>13.5333349704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3.407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0571.54538" calcext:value-type="float">
            <text:p>1543150571.54538</text:p>
          </table:table-cell>
          <table:table-cell table:formula="of:=[.E19]-[.F6]" office:value-type="float" office:value="12.4374659061432" calcext:value-type="float">
            <text:p>12.4374659061432</text:p>
          </table:table-cell>
          <table:table-cell office:value-type="string" calcext:value-type="string">
            <text:p>time</text:p>
          </table:table-cell>
          <table:table-cell office:value-type="float" office:value="1543150571.70681" calcext:value-type="float">
            <text:p>1543150571.70681</text:p>
          </table:table-cell>
          <table:table-cell table:formula="of:=[.H19]-[.F6]" office:value-type="float" office:value="12.5988960266113" calcext:value-type="float">
            <text:p>12.5988960266113</text:p>
          </table:table-cell>
          <table:table-cell office:value-type="string" calcext:value-type="string">
            <text:p>time</text:p>
          </table:table-cell>
          <table:table-cell office:value-type="float" office:value="1543150571.86858" calcext:value-type="float">
            <text:p>1543150571.86858</text:p>
          </table:table-cell>
          <table:table-cell table:formula="of:=[.K19]-[.F6]" office:value-type="float" office:value="12.7606618404388" calcext:value-type="float">
            <text:p>12.7606618404388</text:p>
          </table:table-cell>
          <table:table-cell office:value-type="string" calcext:value-type="string">
            <text:p>time</text:p>
          </table:table-cell>
          <table:table-cell office:value-type="float" office:value="1543150572.28759" calcext:value-type="float">
            <text:p>1543150572.28759</text:p>
          </table:table-cell>
          <table:table-cell table:formula="of:=[.N19]-[.F6]" office:value-type="float" office:value="13.1796729564667" calcext:value-type="float">
            <text:p>13.1796729564667</text:p>
          </table:table-cell>
          <table:table-cell office:value-type="string" calcext:value-type="string">
            <text:p>time</text:p>
          </table:table-cell>
          <table:table-cell office:value-type="float" office:value="1543150572.19114" calcext:value-type="float">
            <text:p>1543150572.19114</text:p>
          </table:table-cell>
          <table:table-cell table:formula="of:=[.Q19]-[.F6]" office:value-type="float" office:value="13.0832209587097" calcext:value-type="float">
            <text:p>13.0832209587097</text:p>
          </table:table-cell>
          <table:table-cell office:value-type="string" calcext:value-type="string">
            <text:p>time</text:p>
          </table:table-cell>
          <table:table-cell office:value-type="float" office:value="1543150572.39331" calcext:value-type="float">
            <text:p>1543150572.39331</text:p>
          </table:table-cell>
          <table:table-cell table:formula="of:=[.T19]-[.F6]" office:value-type="float" office:value="13.2853949069977" calcext:value-type="float">
            <text:p>13.2853949069977</text:p>
          </table:table-cell>
          <table:table-cell office:value-type="string" calcext:value-type="string">
            <text:p>time</text:p>
          </table:table-cell>
          <table:table-cell office:value-type="float" office:value="1543150572.51202" calcext:value-type="float">
            <text:p>1543150572.51202</text:p>
          </table:table-cell>
          <table:table-cell table:formula="of:=[.W19]-[.F6]" office:value-type="float" office:value="13.4041068553925" calcext:value-type="float">
            <text:p>13.4041068553925</text:p>
          </table:table-cell>
          <table:table-cell/>
          <table:table-cell table:formula="of:=MAX([.F19];[.I19];[.L19];[.O19];[.R19];[.U19];[.X19])" office:value-type="float" office:value="13.4041068553925" calcext:value-type="float">
            <text:p>13.4041068553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2.745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0595.7676" calcext:value-type="float">
            <text:p>1543150595.7676</text:p>
          </table:table-cell>
          <table:table-cell table:formula="of:=[.E20]-[.F7]" office:value-type="float" office:value="13.2528040409088" calcext:value-type="float">
            <text:p>13.2528040409088</text:p>
          </table:table-cell>
          <table:table-cell office:value-type="string" calcext:value-type="string">
            <text:p>time</text:p>
          </table:table-cell>
          <table:table-cell office:value-type="float" office:value="1543150595.90789" calcext:value-type="float">
            <text:p>1543150595.90789</text:p>
          </table:table-cell>
          <table:table-cell table:formula="of:=[.H20]-[.F7]" office:value-type="float" office:value="13.3930959701538" calcext:value-type="float">
            <text:p>13.3930959701538</text:p>
          </table:table-cell>
          <table:table-cell office:value-type="string" calcext:value-type="string">
            <text:p>time</text:p>
          </table:table-cell>
          <table:table-cell office:value-type="float" office:value="1543150596.4662" calcext:value-type="float">
            <text:p>1543150596.4662</text:p>
          </table:table-cell>
          <table:table-cell table:formula="of:=[.K20]-[.F7]" office:value-type="float" office:value="13.9514031410217" calcext:value-type="float">
            <text:p>13.9514031410217</text:p>
          </table:table-cell>
          <table:table-cell office:value-type="string" calcext:value-type="string">
            <text:p>time</text:p>
          </table:table-cell>
          <table:table-cell office:value-type="float" office:value="1543150596.1869" calcext:value-type="float">
            <text:p>1543150596.1869</text:p>
          </table:table-cell>
          <table:table-cell table:formula="of:=[.N20]-[.F7]" office:value-type="float" office:value="13.672101020813" calcext:value-type="float">
            <text:p>13.672101020813</text:p>
          </table:table-cell>
          <table:table-cell office:value-type="string" calcext:value-type="string">
            <text:p>time</text:p>
          </table:table-cell>
          <table:table-cell office:value-type="float" office:value="1543150596.32661" calcext:value-type="float">
            <text:p>1543150596.32661</text:p>
          </table:table-cell>
          <table:table-cell table:formula="of:=[.Q20]-[.F7]" office:value-type="float" office:value="13.8118169307709" calcext:value-type="float">
            <text:p>13.8118169307709</text:p>
          </table:table-cell>
          <table:table-cell office:value-type="string" calcext:value-type="string">
            <text:p>time</text:p>
          </table:table-cell>
          <table:table-cell office:value-type="float" office:value="1543150596.46508" calcext:value-type="float">
            <text:p>1543150596.46508</text:p>
          </table:table-cell>
          <table:table-cell table:formula="of:=[.T20]-[.F7]" office:value-type="float" office:value="13.9502799510956" calcext:value-type="float">
            <text:p>13.9502799510956</text:p>
          </table:table-cell>
          <table:table-cell office:value-type="string" calcext:value-type="string">
            <text:p>time</text:p>
          </table:table-cell>
          <table:table-cell office:value-type="float" office:value="1543150596.60596" calcext:value-type="float">
            <text:p>1543150596.60596</text:p>
          </table:table-cell>
          <table:table-cell table:formula="of:=[.W20]-[.F7]" office:value-type="float" office:value="14.0911660194397" calcext:value-type="float">
            <text:p>14.0911660194397</text:p>
          </table:table-cell>
          <table:table-cell/>
          <table:table-cell table:formula="of:=MAX([.F20];[.I20];[.L20];[.O20];[.R20];[.U20];[.X20])" office:value-type="float" office:value="14.0911660194397" calcext:value-type="float">
            <text:p>14.0911660194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0.663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0619.11912" calcext:value-type="float">
            <text:p>1543150619.11912</text:p>
          </table:table-cell>
          <table:table-cell table:formula="of:=[.E21]-[.F8]" office:value-type="float" office:value="12.510589838028" calcext:value-type="float">
            <text:p>12.510589838028</text:p>
          </table:table-cell>
          <table:table-cell office:value-type="string" calcext:value-type="string">
            <text:p>time</text:p>
          </table:table-cell>
          <table:table-cell office:value-type="float" office:value="1543150619.28119" calcext:value-type="float">
            <text:p>1543150619.28119</text:p>
          </table:table-cell>
          <table:table-cell table:formula="of:=[.H21]-[.F8]" office:value-type="float" office:value="12.6726520061493" calcext:value-type="float">
            <text:p>12.6726520061493</text:p>
          </table:table-cell>
          <table:table-cell office:value-type="string" calcext:value-type="string">
            <text:p>time</text:p>
          </table:table-cell>
          <table:table-cell office:value-type="float" office:value="1543150619.44297" calcext:value-type="float">
            <text:p>1543150619.44297</text:p>
          </table:table-cell>
          <table:table-cell table:formula="of:=[.K21]-[.F8]" office:value-type="float" office:value="12.834431886673" calcext:value-type="float">
            <text:p>12.834431886673</text:p>
          </table:table-cell>
          <table:table-cell office:value-type="string" calcext:value-type="string">
            <text:p>time</text:p>
          </table:table-cell>
          <table:table-cell office:value-type="float" office:value="1543150619.60378" calcext:value-type="float">
            <text:p>1543150619.60378</text:p>
          </table:table-cell>
          <table:table-cell table:formula="of:=[.N21]-[.F8]" office:value-type="float" office:value="12.9952459335327" calcext:value-type="float">
            <text:p>12.9952459335327</text:p>
          </table:table-cell>
          <table:table-cell office:value-type="string" calcext:value-type="string">
            <text:p>time</text:p>
          </table:table-cell>
          <table:table-cell office:value-type="float" office:value="1543150619.76664" calcext:value-type="float">
            <text:p>1543150619.76664</text:p>
          </table:table-cell>
          <table:table-cell table:formula="of:=[.Q21]-[.F8]" office:value-type="float" office:value="13.1581058502197" calcext:value-type="float">
            <text:p>13.1581058502197</text:p>
          </table:table-cell>
          <table:table-cell office:value-type="string" calcext:value-type="string">
            <text:p>time</text:p>
          </table:table-cell>
          <table:table-cell office:value-type="float" office:value="1543150619.92791" calcext:value-type="float">
            <text:p>1543150619.92791</text:p>
          </table:table-cell>
          <table:table-cell table:formula="of:=[.T21]-[.F8]" office:value-type="float" office:value="13.3193728923798" calcext:value-type="float">
            <text:p>13.3193728923798</text:p>
          </table:table-cell>
          <table:table-cell office:value-type="string" calcext:value-type="string">
            <text:p>time</text:p>
          </table:table-cell>
          <table:table-cell office:value-type="float" office:value="1543150620.9009" calcext:value-type="float">
            <text:p>1543150620.9009</text:p>
          </table:table-cell>
          <table:table-cell table:formula="of:=[.W21]-[.F8]" office:value-type="float" office:value="14.2923657894135" calcext:value-type="float">
            <text:p>14.2923657894135</text:p>
          </table:table-cell>
          <table:table-cell/>
          <table:table-cell table:formula="of:=MAX([.F21];[.I21];[.L21];[.O21];[.R21];[.U21];[.X21])" office:value-type="float" office:value="14.2923657894135" calcext:value-type="float">
            <text:p>14.29236578941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0644.15101" calcext:value-type="float">
            <text:p>1543150644.15101</text:p>
          </table:table-cell>
          <table:table-cell table:formula="of:=[.E22]-[.F9]" office:value-type="float" office:value="13.2222628593445" calcext:value-type="float">
            <text:p>13.2222628593445</text:p>
          </table:table-cell>
          <table:table-cell office:value-type="string" calcext:value-type="string">
            <text:p>time</text:p>
          </table:table-cell>
          <table:table-cell office:value-type="float" office:value="1543150644.37526" calcext:value-type="float">
            <text:p>1543150644.37526</text:p>
          </table:table-cell>
          <table:table-cell table:formula="of:=[.H22]-[.F9]" office:value-type="float" office:value="13.4465138912201" calcext:value-type="float">
            <text:p>13.4465138912201</text:p>
          </table:table-cell>
          <table:table-cell office:value-type="string" calcext:value-type="string">
            <text:p>time</text:p>
          </table:table-cell>
          <table:table-cell office:value-type="float" office:value="1543150644.59768" calcext:value-type="float">
            <text:p>1543150644.59768</text:p>
          </table:table-cell>
          <table:table-cell table:formula="of:=[.K22]-[.F9]" office:value-type="float" office:value="13.6689319610596" calcext:value-type="float">
            <text:p>13.6689319610596</text:p>
          </table:table-cell>
          <table:table-cell office:value-type="string" calcext:value-type="string">
            <text:p>time</text:p>
          </table:table-cell>
          <table:table-cell office:value-type="float" office:value="1543150644.81913" calcext:value-type="float">
            <text:p>1543150644.81913</text:p>
          </table:table-cell>
          <table:table-cell table:formula="of:=[.N22]-[.F9]" office:value-type="float" office:value="13.8903770446777" calcext:value-type="float">
            <text:p>13.8903770446777</text:p>
          </table:table-cell>
          <table:table-cell office:value-type="string" calcext:value-type="string">
            <text:p>time</text:p>
          </table:table-cell>
          <table:table-cell office:value-type="float" office:value="1543150645.43894" calcext:value-type="float">
            <text:p>1543150645.43894</text:p>
          </table:table-cell>
          <table:table-cell table:formula="of:=[.Q22]-[.F9]" office:value-type="float" office:value="14.5101900100708" calcext:value-type="float">
            <text:p>14.5101900100708</text:p>
          </table:table-cell>
          <table:table-cell office:value-type="string" calcext:value-type="string">
            <text:p>time</text:p>
          </table:table-cell>
          <table:table-cell office:value-type="float" office:value="1543150645.26756" calcext:value-type="float">
            <text:p>1543150645.26756</text:p>
          </table:table-cell>
          <table:table-cell table:formula="of:=[.T22]-[.F9]" office:value-type="float" office:value="14.3388118743896" calcext:value-type="float">
            <text:p>14.3388118743896</text:p>
          </table:table-cell>
          <table:table-cell office:value-type="string" calcext:value-type="string">
            <text:p>time</text:p>
          </table:table-cell>
          <table:table-cell office:value-type="float" office:value="1543150645.4877" calcext:value-type="float">
            <text:p>1543150645.4877</text:p>
          </table:table-cell>
          <table:table-cell table:formula="of:=[.W22]-[.F9]" office:value-type="float" office:value="14.5589480400085" calcext:value-type="float">
            <text:p>14.5589480400085</text:p>
          </table:table-cell>
          <table:table-cell/>
          <table:table-cell table:formula="of:=MAX([.F22];[.I22];[.L22];[.O22];[.R22];[.U22];[.X22])" office:value-type="float" office:value="14.5589480400085" calcext:value-type="float">
            <text:p>14.5589480400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4.094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0668.73191" calcext:value-type="float">
            <text:p>1543150668.73191</text:p>
          </table:table-cell>
          <table:table-cell table:formula="of:=[.E23]-[.F10]" office:value-type="float" office:value="13.2405369281769" calcext:value-type="float">
            <text:p>13.2405369281769</text:p>
          </table:table-cell>
          <table:table-cell office:value-type="string" calcext:value-type="string">
            <text:p>time</text:p>
          </table:table-cell>
          <table:table-cell office:value-type="float" office:value="1543150668.23396" calcext:value-type="float">
            <text:p>1543150668.23396</text:p>
          </table:table-cell>
          <table:table-cell table:formula="of:=[.H23]-[.F10]" office:value-type="float" office:value="12.7425849437714" calcext:value-type="float">
            <text:p>12.7425849437714</text:p>
          </table:table-cell>
          <table:table-cell office:value-type="string" calcext:value-type="string">
            <text:p>time</text:p>
          </table:table-cell>
          <table:table-cell office:value-type="float" office:value="1543150668.39406" calcext:value-type="float">
            <text:p>1543150668.39406</text:p>
          </table:table-cell>
          <table:table-cell table:formula="of:=[.K23]-[.F10]" office:value-type="float" office:value="12.9026899337769" calcext:value-type="float">
            <text:p>12.9026899337769</text:p>
          </table:table-cell>
          <table:table-cell office:value-type="string" calcext:value-type="string">
            <text:p>time</text:p>
          </table:table-cell>
          <table:table-cell office:value-type="float" office:value="1543150668.55487" calcext:value-type="float">
            <text:p>1543150668.55487</text:p>
          </table:table-cell>
          <table:table-cell table:formula="of:=[.N23]-[.F10]" office:value-type="float" office:value="13.0634939670563" calcext:value-type="float">
            <text:p>13.0634939670563</text:p>
          </table:table-cell>
          <table:table-cell office:value-type="string" calcext:value-type="string">
            <text:p>time</text:p>
          </table:table-cell>
          <table:table-cell office:value-type="float" office:value="1543150668.7176" calcext:value-type="float">
            <text:p>1543150668.7176</text:p>
          </table:table-cell>
          <table:table-cell table:formula="of:=[.Q23]-[.F10]" office:value-type="float" office:value="13.2262229919434" calcext:value-type="float">
            <text:p>13.2262229919434</text:p>
          </table:table-cell>
          <table:table-cell office:value-type="string" calcext:value-type="string">
            <text:p>time</text:p>
          </table:table-cell>
          <table:table-cell office:value-type="float" office:value="1543150668.8785" calcext:value-type="float">
            <text:p>1543150668.8785</text:p>
          </table:table-cell>
          <table:table-cell table:formula="of:=[.T23]-[.F10]" office:value-type="float" office:value="13.3871259689331" calcext:value-type="float">
            <text:p>13.3871259689331</text:p>
          </table:table-cell>
          <table:table-cell office:value-type="string" calcext:value-type="string">
            <text:p>time</text:p>
          </table:table-cell>
          <table:table-cell office:value-type="float" office:value="1543150669.40267" calcext:value-type="float">
            <text:p>1543150669.40267</text:p>
          </table:table-cell>
          <table:table-cell table:formula="of:=[.W23]-[.F10]" office:value-type="float" office:value="13.9112968444824" calcext:value-type="float">
            <text:p>13.9112968444824</text:p>
          </table:table-cell>
          <table:table-cell/>
          <table:table-cell table:formula="of:=MAX([.F23];[.I23];[.L23];[.O23];[.R23];[.U23];[.X23])" office:value-type="float" office:value="13.9112968444824" calcext:value-type="float">
            <text:p>13.9112968444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2.942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0693.60009" calcext:value-type="float">
            <text:p>1543150693.60009</text:p>
          </table:table-cell>
          <table:table-cell table:formula="of:=[.E24]-[.F11]" office:value-type="float" office:value="14.1623458862305" calcext:value-type="float">
            <text:p>14.1623458862305</text:p>
          </table:table-cell>
          <table:table-cell office:value-type="string" calcext:value-type="string">
            <text:p>time</text:p>
          </table:table-cell>
          <table:table-cell office:value-type="float" office:value="1543150693.82129" calcext:value-type="float">
            <text:p>1543150693.82129</text:p>
          </table:table-cell>
          <table:table-cell table:formula="of:=[.H24]-[.F11]" office:value-type="float" office:value="14.3835468292236" calcext:value-type="float">
            <text:p>14.3835468292236</text:p>
          </table:table-cell>
          <table:table-cell office:value-type="string" calcext:value-type="string">
            <text:p>time</text:p>
          </table:table-cell>
          <table:table-cell office:value-type="float" office:value="1543150694.41728" calcext:value-type="float">
            <text:p>1543150694.41728</text:p>
          </table:table-cell>
          <table:table-cell table:formula="of:=[.K24]-[.F11]" office:value-type="float" office:value="14.9795398712158" calcext:value-type="float">
            <text:p>14.9795398712158</text:p>
          </table:table-cell>
          <table:table-cell office:value-type="string" calcext:value-type="string">
            <text:p>time</text:p>
          </table:table-cell>
          <table:table-cell office:value-type="float" office:value="1543150694.26254" calcext:value-type="float">
            <text:p>1543150694.26254</text:p>
          </table:table-cell>
          <table:table-cell table:formula="of:=[.N24]-[.F11]" office:value-type="float" office:value="14.8248000144959" calcext:value-type="float">
            <text:p>14.8248000144959</text:p>
          </table:table-cell>
          <table:table-cell office:value-type="string" calcext:value-type="string">
            <text:p>time</text:p>
          </table:table-cell>
          <table:table-cell office:value-type="float" office:value="1543150694.45593" calcext:value-type="float">
            <text:p>1543150694.45593</text:p>
          </table:table-cell>
          <table:table-cell table:formula="of:=[.Q24]-[.F11]" office:value-type="float" office:value="15.0181879997253" calcext:value-type="float">
            <text:p>15.0181879997253</text:p>
          </table:table-cell>
          <table:table-cell office:value-type="string" calcext:value-type="string">
            <text:p>time</text:p>
          </table:table-cell>
          <table:table-cell office:value-type="float" office:value="1543150694.63899" calcext:value-type="float">
            <text:p>1543150694.63899</text:p>
          </table:table-cell>
          <table:table-cell table:formula="of:=[.T24]-[.F11]" office:value-type="float" office:value="15.2012448310852" calcext:value-type="float">
            <text:p>15.2012448310852</text:p>
          </table:table-cell>
          <table:table-cell office:value-type="string" calcext:value-type="string">
            <text:p>time</text:p>
          </table:table-cell>
          <table:table-cell office:value-type="float" office:value="1543150694.82098" calcext:value-type="float">
            <text:p>1543150694.82098</text:p>
          </table:table-cell>
          <table:table-cell table:formula="of:=[.W24]-[.F11]" office:value-type="float" office:value="15.3832368850708" calcext:value-type="float">
            <text:p>15.3832368850708</text:p>
          </table:table-cell>
          <table:table-cell/>
          <table:table-cell table:formula="of:=MAX([.F24];[.I24];[.L24];[.O24];[.R24];[.U24];[.X24])" office:value-type="float" office:value="15.3832368850708" calcext:value-type="float">
            <text:p>15.3832368850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1.156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3.484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2.678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0.811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5.398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2.958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2.444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3.552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2.620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0.936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5.779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3.106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2.677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inbro@jinbro:~/Deskto</text:p>
          </table:table-cell>
          <table:table-cell table:number-columns-repeated="27"/>
        </table:table-row>
      </table:table>
      <table:table table:name="WITHOUT FILTERING TREE" table:style-name="ta1">
        <table:table-column table:style-name="co1" table:number-columns-repeated="28" table:default-cell-style-name="Default"/>
        <table:table-row table:style-name="ro1">
          <table:table-cell table:number-columns-repeated="3"/>
          <table:table-cell office:value-type="string" calcext:value-type="string">
            <text:p>PUBLISH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6.944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241.95953" calcext:value-type="float">
            <text:p>1543151241.95953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6.939962" calcext:value-type="float">
            <text:p>6.93996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248.89949" calcext:value-type="float">
            <text:p>1543151248.899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65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258.90314" calcext:value-type="float">
            <text:p>1543151258.9031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6.969446" calcext:value-type="float">
            <text:p>6.96944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265.87258" calcext:value-type="float">
            <text:p>1543151265.872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486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275.87623" calcext:value-type="float">
            <text:p>1543151275.87623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7.257454" calcext:value-type="float">
            <text:p>7.25745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283.13368" calcext:value-type="float">
            <text:p>1543151283.1336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293.1363" calcext:value-type="float">
            <text:p>1543151293.1363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7.764183" calcext:value-type="float">
            <text:p>7.76418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300.90049" calcext:value-type="float">
            <text:p>1543151300.900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6.973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310.90418" calcext:value-type="float">
            <text:p>1543151310.90418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8.607505" calcext:value-type="float">
            <text:p>8.607505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319.51168" calcext:value-type="float">
            <text:p>1543151319.511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92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329.51535" calcext:value-type="float">
            <text:p>1543151329.5153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7.570702" calcext:value-type="float">
            <text:p>7.57070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337.86056" calcext:value-type="float">
            <text:p>1543151337.860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460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347.89762" calcext:value-type="float">
            <text:p>1543151347.8976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7.722552" calcext:value-type="float">
            <text:p>7.72255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354.81231" calcext:value-type="float">
            <text:p>1543151354.8123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364.81596" calcext:value-type="float">
            <text:p>1543151364.81596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7.452421" calcext:value-type="float">
            <text:p>7.45242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372.26838" calcext:value-type="float">
            <text:p>1543151372.268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7.261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382.27205" calcext:value-type="float">
            <text:p>1543151382.2720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9.912549" calcext:value-type="float">
            <text:p>9.912549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392.1846" calcext:value-type="float">
            <text:p>1543151392.18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97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402.18825" calcext:value-type="float">
            <text:p>1543151402.1882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8.469274" calcext:value-type="float">
            <text:p>8.46927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410.65752" calcext:value-type="float">
            <text:p>1543151410.657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515s</text:p>
          </table:table-cell>
          <table:table-cell table:number-columns-repeated="26"/>
        </table:table-row>
        <table:table-row table:style-name="ro1">
          <table:table-cell table:number-columns-repeated="25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7.767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249.50923" calcext:value-type="float">
            <text:p>1543151249.50923</text:p>
          </table:table-cell>
          <table:table-cell table:formula="of:=[.E14]-[.F2]" office:value-type="float" office:value="7.54970192909241" calcext:value-type="float">
            <text:p>7.54970192909241</text:p>
          </table:table-cell>
          <table:table-cell office:value-type="string" calcext:value-type="string">
            <text:p>time</text:p>
          </table:table-cell>
          <table:table-cell office:value-type="float" office:value="1543151250.1144" calcext:value-type="float">
            <text:p>1543151250.1144</text:p>
          </table:table-cell>
          <table:table-cell table:formula="of:=[.H14]-[.F2]" office:value-type="float" office:value="8.15487599372864" calcext:value-type="float">
            <text:p>8.15487599372864</text:p>
          </table:table-cell>
          <table:table-cell office:value-type="string" calcext:value-type="string">
            <text:p>time</text:p>
          </table:table-cell>
          <table:table-cell office:value-type="float" office:value="1543151250.47916" calcext:value-type="float">
            <text:p>1543151250.47916</text:p>
          </table:table-cell>
          <table:table-cell table:formula="of:=[.K14]-[.F2]" office:value-type="float" office:value="8.51963686943054" calcext:value-type="float">
            <text:p>8.51963686943054</text:p>
          </table:table-cell>
          <table:table-cell office:value-type="string" calcext:value-type="string">
            <text:p>time</text:p>
          </table:table-cell>
          <table:table-cell office:value-type="float" office:value="1543151250.32529" calcext:value-type="float">
            <text:p>1543151250.32529</text:p>
          </table:table-cell>
          <table:table-cell table:formula="of:=[.N14]-[.F2]" office:value-type="float" office:value="8.36576199531555" calcext:value-type="float">
            <text:p>8.36576199531555</text:p>
          </table:table-cell>
          <table:table-cell office:value-type="string" calcext:value-type="string">
            <text:p>time</text:p>
          </table:table-cell>
          <table:table-cell office:value-type="float" office:value="1543151250.46846" calcext:value-type="float">
            <text:p>1543151250.46846</text:p>
          </table:table-cell>
          <table:table-cell table:formula="of:=[.Q14]-[.F2]" office:value-type="float" office:value="8.50893402099609" calcext:value-type="float">
            <text:p>8.50893402099609</text:p>
          </table:table-cell>
          <table:table-cell office:value-type="string" calcext:value-type="string">
            <text:p>time</text:p>
          </table:table-cell>
          <table:table-cell office:value-type="float" office:value="1543151250.66166" calcext:value-type="float">
            <text:p>1543151250.66166</text:p>
          </table:table-cell>
          <table:table-cell table:formula="of:=[.T14]-[.F2]" office:value-type="float" office:value="8.70213508605957" calcext:value-type="float">
            <text:p>8.70213508605957</text:p>
          </table:table-cell>
          <table:table-cell office:value-type="string" calcext:value-type="string">
            <text:p>time</text:p>
          </table:table-cell>
          <table:table-cell office:value-type="float" office:value="1543151250.82101" calcext:value-type="float">
            <text:p>1543151250.82101</text:p>
          </table:table-cell>
          <table:table-cell table:formula="of:=[.W14]-[.F2]" office:value-type="float" office:value="8.86148309707642" calcext:value-type="float">
            <text:p>8.86148309707642</text:p>
          </table:table-cell>
          <table:table-cell/>
          <table:table-cell table:formula="of:=MAX([.F14];[.I14];[.L14];[.O14];[.R14];[.U14];[.X14])" office:value-type="float" office:value="8.86148309707642" calcext:value-type="float">
            <text:p>8.86148309707642</text:p>
          </table:table-cell>
          <table:table-cell/>
          <table:table-cell table:formula="of:=AVERAGE([.Z14:.Z23])" office:value-type="float" office:value="10.6470292806625" calcext:value-type="float">
            <text:p>10.6470292806625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94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266.56347" calcext:value-type="float">
            <text:p>1543151266.56347</text:p>
          </table:table-cell>
          <table:table-cell table:formula="of:=[.E15]-[.F3]" office:value-type="float" office:value="7.66033506393433" calcext:value-type="float">
            <text:p>7.66033506393433</text:p>
          </table:table-cell>
          <table:table-cell office:value-type="string" calcext:value-type="string">
            <text:p>time</text:p>
          </table:table-cell>
          <table:table-cell office:value-type="float" office:value="1543151267.4404" calcext:value-type="float">
            <text:p>1543151267.4404</text:p>
          </table:table-cell>
          <table:table-cell table:formula="of:=[.H15]-[.F3]" office:value-type="float" office:value="8.53726506233215" calcext:value-type="float">
            <text:p>8.53726506233215</text:p>
          </table:table-cell>
          <table:table-cell office:value-type="string" calcext:value-type="string">
            <text:p>time</text:p>
          </table:table-cell>
          <table:table-cell office:value-type="float" office:value="1543151267.17837" calcext:value-type="float">
            <text:p>1543151267.17837</text:p>
          </table:table-cell>
          <table:table-cell table:formula="of:=[.K15]-[.F3]" office:value-type="float" office:value="8.27523517608643" calcext:value-type="float">
            <text:p>8.27523517608643</text:p>
          </table:table-cell>
          <table:table-cell office:value-type="string" calcext:value-type="string">
            <text:p>time</text:p>
          </table:table-cell>
          <table:table-cell office:value-type="float" office:value="1543151267.64339" calcext:value-type="float">
            <text:p>1543151267.64339</text:p>
          </table:table-cell>
          <table:table-cell table:formula="of:=[.N15]-[.F3]" office:value-type="float" office:value="8.74025511741638" calcext:value-type="float">
            <text:p>8.74025511741638</text:p>
          </table:table-cell>
          <table:table-cell office:value-type="string" calcext:value-type="string">
            <text:p>time</text:p>
          </table:table-cell>
          <table:table-cell office:value-type="float" office:value="1543151267.77232" calcext:value-type="float">
            <text:p>1543151267.77232</text:p>
          </table:table-cell>
          <table:table-cell table:formula="of:=[.Q15]-[.F3]" office:value-type="float" office:value="8.86918616294861" calcext:value-type="float">
            <text:p>8.86918616294861</text:p>
          </table:table-cell>
          <table:table-cell office:value-type="string" calcext:value-type="string">
            <text:p>time</text:p>
          </table:table-cell>
          <table:table-cell office:value-type="float" office:value="1543151267.39116" calcext:value-type="float">
            <text:p>1543151267.39116</text:p>
          </table:table-cell>
          <table:table-cell table:formula="of:=[.T15]-[.F3]" office:value-type="float" office:value="8.48802614212036" calcext:value-type="float">
            <text:p>8.48802614212036</text:p>
          </table:table-cell>
          <table:table-cell office:value-type="string" calcext:value-type="string">
            <text:p>time</text:p>
          </table:table-cell>
          <table:table-cell office:value-type="float" office:value="1543151267.54302" calcext:value-type="float">
            <text:p>1543151267.54302</text:p>
          </table:table-cell>
          <table:table-cell table:formula="of:=[.W15]-[.F3]" office:value-type="float" office:value="8.63988518714905" calcext:value-type="float">
            <text:p>8.63988518714905</text:p>
          </table:table-cell>
          <table:table-cell/>
          <table:table-cell table:formula="of:=MAX([.F15];[.I15];[.L15];[.O15];[.R15];[.U15];[.X15])" office:value-type="float" office:value="8.86918616294861" calcext:value-type="float">
            <text:p>8.86918616294861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594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283.99992" calcext:value-type="float">
            <text:p>1543151283.99992</text:p>
          </table:table-cell>
          <table:table-cell table:formula="of:=[.E16]-[.F4]" office:value-type="float" office:value="8.12369298934937" calcext:value-type="float">
            <text:p>8.12369298934937</text:p>
          </table:table-cell>
          <table:table-cell office:value-type="string" calcext:value-type="string">
            <text:p>time</text:p>
          </table:table-cell>
          <table:table-cell office:value-type="float" office:value="1543151284.59998" calcext:value-type="float">
            <text:p>1543151284.59998</text:p>
          </table:table-cell>
          <table:table-cell table:formula="of:=[.H16]-[.F4]" office:value-type="float" office:value="8.72375011444092" calcext:value-type="float">
            <text:p>8.72375011444092</text:p>
          </table:table-cell>
          <table:table-cell office:value-type="string" calcext:value-type="string">
            <text:p>time</text:p>
          </table:table-cell>
          <table:table-cell office:value-type="float" office:value="1543151285.2549" calcext:value-type="float">
            <text:p>1543151285.2549</text:p>
          </table:table-cell>
          <table:table-cell table:formula="of:=[.K16]-[.F4]" office:value-type="float" office:value="9.37867617607117" calcext:value-type="float">
            <text:p>9.37867617607117</text:p>
          </table:table-cell>
          <table:table-cell office:value-type="string" calcext:value-type="string">
            <text:p>time</text:p>
          </table:table-cell>
          <table:table-cell office:value-type="float" office:value="1543151284.85424" calcext:value-type="float">
            <text:p>1543151284.85424</text:p>
          </table:table-cell>
          <table:table-cell table:formula="of:=[.N16]-[.F4]" office:value-type="float" office:value="8.97801017761231" calcext:value-type="float">
            <text:p>8.97801017761231</text:p>
          </table:table-cell>
          <table:table-cell office:value-type="string" calcext:value-type="string">
            <text:p>time</text:p>
          </table:table-cell>
          <table:table-cell office:value-type="float" office:value="1543151285.99327" calcext:value-type="float">
            <text:p>1543151285.99327</text:p>
          </table:table-cell>
          <table:table-cell table:formula="of:=[.Q16]-[.F4]" office:value-type="float" office:value="10.1170430183411" calcext:value-type="float">
            <text:p>10.1170430183411</text:p>
          </table:table-cell>
          <table:table-cell office:value-type="string" calcext:value-type="string">
            <text:p>time</text:p>
          </table:table-cell>
          <table:table-cell office:value-type="float" office:value="1543151285.50328" calcext:value-type="float">
            <text:p>1543151285.50328</text:p>
          </table:table-cell>
          <table:table-cell table:formula="of:=[.T16]-[.F4]" office:value-type="float" office:value="9.62705516815186" calcext:value-type="float">
            <text:p>9.62705516815186</text:p>
          </table:table-cell>
          <table:table-cell office:value-type="string" calcext:value-type="string">
            <text:p>time</text:p>
          </table:table-cell>
          <table:table-cell office:value-type="float" office:value="1543151285.66348" calcext:value-type="float">
            <text:p>1543151285.66348</text:p>
          </table:table-cell>
          <table:table-cell table:formula="of:=[.W16]-[.F4]" office:value-type="float" office:value="9.78725099563599" calcext:value-type="float">
            <text:p>9.78725099563599</text:p>
          </table:table-cell>
          <table:table-cell/>
          <table:table-cell table:formula="of:=MAX([.F16];[.I16];[.L16];[.O16];[.R16];[.U16];[.X16])" office:value-type="float" office:value="10.1170430183411" calcext:value-type="float">
            <text:p>10.1170430183411</text:p>
          </table:table-cell>
          <table:table-cell/>
          <table:table-cell table:formula="of:=DEVSQ([.Z14:.Z23])/10" office:value-type="float" office:value="1.8932651378091" calcext:value-type="float">
            <text:p>1.89326513780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1301.52027" calcext:value-type="float">
            <text:p>1543151301.52027</text:p>
          </table:table-cell>
          <table:table-cell table:formula="of:=[.E17]-[.F5]" office:value-type="float" office:value="8.38396906852722" calcext:value-type="float">
            <text:p>8.38396906852722</text:p>
          </table:table-cell>
          <table:table-cell office:value-type="string" calcext:value-type="string">
            <text:p>time</text:p>
          </table:table-cell>
          <table:table-cell office:value-type="float" office:value="1543151302.54288" calcext:value-type="float">
            <text:p>1543151302.54288</text:p>
          </table:table-cell>
          <table:table-cell table:formula="of:=[.H17]-[.F5]" office:value-type="float" office:value="9.40657997131348" calcext:value-type="float">
            <text:p>9.40657997131348</text:p>
          </table:table-cell>
          <table:table-cell office:value-type="string" calcext:value-type="string">
            <text:p>time</text:p>
          </table:table-cell>
          <table:table-cell office:value-type="float" office:value="1543151302.44697" calcext:value-type="float">
            <text:p>1543151302.44697</text:p>
          </table:table-cell>
          <table:table-cell table:formula="of:=[.K17]-[.F5]" office:value-type="float" office:value="9.31066799163818" calcext:value-type="float">
            <text:p>9.31066799163818</text:p>
          </table:table-cell>
          <table:table-cell office:value-type="string" calcext:value-type="string">
            <text:p>time</text:p>
          </table:table-cell>
          <table:table-cell office:value-type="float" office:value="1543151302.82603" calcext:value-type="float">
            <text:p>1543151302.82603</text:p>
          </table:table-cell>
          <table:table-cell table:formula="of:=[.N17]-[.F5]" office:value-type="float" office:value="9.68973112106323" calcext:value-type="float">
            <text:p>9.68973112106323</text:p>
          </table:table-cell>
          <table:table-cell office:value-type="string" calcext:value-type="string">
            <text:p>time</text:p>
          </table:table-cell>
          <table:table-cell office:value-type="float" office:value="1543151303.97986" calcext:value-type="float">
            <text:p>1543151303.97986</text:p>
          </table:table-cell>
          <table:table-cell table:formula="of:=[.Q17]-[.F5]" office:value-type="float" office:value="10.8435580730438" calcext:value-type="float">
            <text:p>10.8435580730438</text:p>
          </table:table-cell>
          <table:table-cell office:value-type="string" calcext:value-type="string">
            <text:p>time</text:p>
          </table:table-cell>
          <table:table-cell office:value-type="float" office:value="1543151302.69916" calcext:value-type="float">
            <text:p>1543151302.69916</text:p>
          </table:table-cell>
          <table:table-cell table:formula="of:=[.T17]-[.F5]" office:value-type="float" office:value="9.56286191940308" calcext:value-type="float">
            <text:p>9.56286191940308</text:p>
          </table:table-cell>
          <table:table-cell office:value-type="string" calcext:value-type="string">
            <text:p>time</text:p>
          </table:table-cell>
          <table:table-cell office:value-type="float" office:value="1543151302.89571" calcext:value-type="float">
            <text:p>1543151302.89571</text:p>
          </table:table-cell>
          <table:table-cell table:formula="of:=[.W17]-[.F5]" office:value-type="float" office:value="9.75941205024719" calcext:value-type="float">
            <text:p>9.75941205024719</text:p>
          </table:table-cell>
          <table:table-cell/>
          <table:table-cell table:formula="of:=MAX([.F17];[.I17];[.L17];[.O17];[.R17];[.U17];[.X17])" office:value-type="float" office:value="10.8435580730438" calcext:value-type="float">
            <text:p>10.8435580730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8.611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320.59128" calcext:value-type="float">
            <text:p>1543151320.59128</text:p>
          </table:table-cell>
          <table:table-cell table:formula="of:=[.E18]-[.F6]" office:value-type="float" office:value="9.68710207939148" calcext:value-type="float">
            <text:p>9.68710207939148</text:p>
          </table:table-cell>
          <table:table-cell office:value-type="string" calcext:value-type="string">
            <text:p>time</text:p>
          </table:table-cell>
          <table:table-cell office:value-type="float" office:value="1543151321.36042" calcext:value-type="float">
            <text:p>1543151321.36042</text:p>
          </table:table-cell>
          <table:table-cell table:formula="of:=[.H18]-[.F6]" office:value-type="float" office:value="10.4562380313873" calcext:value-type="float">
            <text:p>10.4562380313873</text:p>
          </table:table-cell>
          <table:table-cell office:value-type="string" calcext:value-type="string">
            <text:p>time</text:p>
          </table:table-cell>
          <table:table-cell office:value-type="float" office:value="1543151322.25409" calcext:value-type="float">
            <text:p>1543151322.25409</text:p>
          </table:table-cell>
          <table:table-cell table:formula="of:=[.K18]-[.F6]" office:value-type="float" office:value="11.3499090671539" calcext:value-type="float">
            <text:p>11.3499090671539</text:p>
          </table:table-cell>
          <table:table-cell office:value-type="string" calcext:value-type="string">
            <text:p>time</text:p>
          </table:table-cell>
          <table:table-cell office:value-type="float" office:value="1543151321.74869" calcext:value-type="float">
            <text:p>1543151321.74869</text:p>
          </table:table-cell>
          <table:table-cell table:formula="of:=[.N18]-[.F6]" office:value-type="float" office:value="10.844514131546" calcext:value-type="float">
            <text:p>10.844514131546</text:p>
          </table:table-cell>
          <table:table-cell office:value-type="string" calcext:value-type="string">
            <text:p>time</text:p>
          </table:table-cell>
          <table:table-cell office:value-type="float" office:value="1543151321.94302" calcext:value-type="float">
            <text:p>1543151321.94302</text:p>
          </table:table-cell>
          <table:table-cell table:formula="of:=[.Q18]-[.F6]" office:value-type="float" office:value="11.0388460159302" calcext:value-type="float">
            <text:p>11.0388460159302</text:p>
          </table:table-cell>
          <table:table-cell office:value-type="string" calcext:value-type="string">
            <text:p>time</text:p>
          </table:table-cell>
          <table:table-cell office:value-type="float" office:value="1543151322.5921" calcext:value-type="float">
            <text:p>1543151322.5921</text:p>
          </table:table-cell>
          <table:table-cell table:formula="of:=[.T18]-[.F6]" office:value-type="float" office:value="11.6879210472107" calcext:value-type="float">
            <text:p>11.6879210472107</text:p>
          </table:table-cell>
          <table:table-cell office:value-type="string" calcext:value-type="string">
            <text:p>time</text:p>
          </table:table-cell>
          <table:table-cell office:value-type="float" office:value="1543151322.81173" calcext:value-type="float">
            <text:p>1543151322.81173</text:p>
          </table:table-cell>
          <table:table-cell table:formula="of:=[.W18]-[.F6]" office:value-type="float" office:value="11.9075481891632" calcext:value-type="float">
            <text:p>11.9075481891632</text:p>
          </table:table-cell>
          <table:table-cell/>
          <table:table-cell table:formula="of:=MAX([.F18];[.I18];[.L18];[.O18];[.R18];[.U18];[.X18])" office:value-type="float" office:value="11.9075481891632" calcext:value-type="float">
            <text:p>11.9075481891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57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337.90227" calcext:value-type="float">
            <text:p>1543151337.90227</text:p>
          </table:table-cell>
          <table:table-cell table:formula="of:=[.E19]-[.F7]" office:value-type="float" office:value="8.38691306114197" calcext:value-type="float">
            <text:p>8.38691306114197</text:p>
          </table:table-cell>
          <table:table-cell office:value-type="string" calcext:value-type="string">
            <text:p>time</text:p>
          </table:table-cell>
          <table:table-cell office:value-type="float" office:value="1543151338.44105" calcext:value-type="float">
            <text:p>1543151338.44105</text:p>
          </table:table-cell>
          <table:table-cell table:formula="of:=[.H19]-[.F7]" office:value-type="float" office:value="8.92569899559021" calcext:value-type="float">
            <text:p>8.92569899559021</text:p>
          </table:table-cell>
          <table:table-cell office:value-type="string" calcext:value-type="string">
            <text:p>time</text:p>
          </table:table-cell>
          <table:table-cell office:value-type="float" office:value="1543151339.1596" calcext:value-type="float">
            <text:p>1543151339.1596</text:p>
          </table:table-cell>
          <table:table-cell table:formula="of:=[.K19]-[.F7]" office:value-type="float" office:value="9.64424514770508" calcext:value-type="float">
            <text:p>9.64424514770508</text:p>
          </table:table-cell>
          <table:table-cell office:value-type="string" calcext:value-type="string">
            <text:p>time</text:p>
          </table:table-cell>
          <table:table-cell office:value-type="float" office:value="1543151338.68361" calcext:value-type="float">
            <text:p>1543151338.68361</text:p>
          </table:table-cell>
          <table:table-cell table:formula="of:=[.N19]-[.F7]" office:value-type="float" office:value="9.16825413703918" calcext:value-type="float">
            <text:p>9.16825413703918</text:p>
          </table:table-cell>
          <table:table-cell office:value-type="string" calcext:value-type="string">
            <text:p>time</text:p>
          </table:table-cell>
          <table:table-cell office:value-type="float" office:value="1543151338.91413" calcext:value-type="float">
            <text:p>1543151338.91413</text:p>
          </table:table-cell>
          <table:table-cell table:formula="of:=[.Q19]-[.F7]" office:value-type="float" office:value="9.39877605438232" calcext:value-type="float">
            <text:p>9.39877605438232</text:p>
          </table:table-cell>
          <table:table-cell office:value-type="string" calcext:value-type="string">
            <text:p>time</text:p>
          </table:table-cell>
          <table:table-cell office:value-type="float" office:value="1543151339.43988" calcext:value-type="float">
            <text:p>1543151339.43988</text:p>
          </table:table-cell>
          <table:table-cell table:formula="of:=[.T19]-[.F7]" office:value-type="float" office:value="9.92452311515808" calcext:value-type="float">
            <text:p>9.92452311515808</text:p>
          </table:table-cell>
          <table:table-cell office:value-type="string" calcext:value-type="string">
            <text:p>time</text:p>
          </table:table-cell>
          <table:table-cell office:value-type="float" office:value="1543151339.6657" calcext:value-type="float">
            <text:p>1543151339.6657</text:p>
          </table:table-cell>
          <table:table-cell table:formula="of:=[.W19]-[.F7]" office:value-type="float" office:value="10.1503481864929" calcext:value-type="float">
            <text:p>10.1503481864929</text:p>
          </table:table-cell>
          <table:table-cell/>
          <table:table-cell table:formula="of:=MAX([.F19];[.I19];[.L19];[.O19];[.R19];[.U19];[.X19])" office:value-type="float" office:value="10.1503481864929" calcext:value-type="float">
            <text:p>10.1503481864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789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355.7235" calcext:value-type="float">
            <text:p>1543151355.7235</text:p>
          </table:table-cell>
          <table:table-cell table:formula="of:=[.E20]-[.F8]" office:value-type="float" office:value="7.82587599754334" calcext:value-type="float">
            <text:p>7.82587599754334</text:p>
          </table:table-cell>
          <table:table-cell office:value-type="string" calcext:value-type="string">
            <text:p>time</text:p>
          </table:table-cell>
          <table:table-cell office:value-type="float" office:value="1543151356.19353" calcext:value-type="float">
            <text:p>1543151356.19353</text:p>
          </table:table-cell>
          <table:table-cell table:formula="of:=[.H20]-[.F8]" office:value-type="float" office:value="8.29590702056885" calcext:value-type="float">
            <text:p>8.29590702056885</text:p>
          </table:table-cell>
          <table:table-cell office:value-type="string" calcext:value-type="string">
            <text:p>time</text:p>
          </table:table-cell>
          <table:table-cell office:value-type="float" office:value="1543151357.12957" calcext:value-type="float">
            <text:p>1543151357.12957</text:p>
          </table:table-cell>
          <table:table-cell table:formula="of:=[.K20]-[.F8]" office:value-type="float" office:value="9.23194694519043" calcext:value-type="float">
            <text:p>9.23194694519043</text:p>
          </table:table-cell>
          <table:table-cell office:value-type="string" calcext:value-type="string">
            <text:p>time</text:p>
          </table:table-cell>
          <table:table-cell office:value-type="float" office:value="1543151356.47981" calcext:value-type="float">
            <text:p>1543151356.47981</text:p>
          </table:table-cell>
          <table:table-cell table:formula="of:=[.N20]-[.F8]" office:value-type="float" office:value="8.58219194412231" calcext:value-type="float">
            <text:p>8.58219194412231</text:p>
          </table:table-cell>
          <table:table-cell office:value-type="string" calcext:value-type="string">
            <text:p>time</text:p>
          </table:table-cell>
          <table:table-cell office:value-type="float" office:value="1543151356.65896" calcext:value-type="float">
            <text:p>1543151356.65896</text:p>
          </table:table-cell>
          <table:table-cell table:formula="of:=[.Q20]-[.F8]" office:value-type="float" office:value="8.76133894920349" calcext:value-type="float">
            <text:p>8.76133894920349</text:p>
          </table:table-cell>
          <table:table-cell office:value-type="string" calcext:value-type="string">
            <text:p>time</text:p>
          </table:table-cell>
          <table:table-cell office:value-type="float" office:value="1543151357.45305" calcext:value-type="float">
            <text:p>1543151357.45305</text:p>
          </table:table-cell>
          <table:table-cell table:formula="of:=[.T20]-[.F8]" office:value-type="float" office:value="9.55542993545532" calcext:value-type="float">
            <text:p>9.55542993545532</text:p>
          </table:table-cell>
          <table:table-cell office:value-type="string" calcext:value-type="string">
            <text:p>time</text:p>
          </table:table-cell>
          <table:table-cell office:value-type="float" office:value="1543151357.59349" calcext:value-type="float">
            <text:p>1543151357.59349</text:p>
          </table:table-cell>
          <table:table-cell table:formula="of:=[.W20]-[.F8]" office:value-type="float" office:value="9.69586706161499" calcext:value-type="float">
            <text:p>9.69586706161499</text:p>
          </table:table-cell>
          <table:table-cell/>
          <table:table-cell table:formula="of:=MAX([.F20];[.I20];[.L20];[.O20];[.R20];[.U20];[.X20])" office:value-type="float" office:value="9.69586706161499" calcext:value-type="float">
            <text:p>9.695867061614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1373.74971" calcext:value-type="float">
            <text:p>1543151373.74971</text:p>
          </table:table-cell>
          <table:table-cell table:formula="of:=[.E21]-[.F9]" office:value-type="float" office:value="8.93374991416931" calcext:value-type="float">
            <text:p>8.93374991416931</text:p>
          </table:table-cell>
          <table:table-cell office:value-type="string" calcext:value-type="string">
            <text:p>time</text:p>
          </table:table-cell>
          <table:table-cell office:value-type="float" office:value="1543151374.53348" calcext:value-type="float">
            <text:p>1543151374.53348</text:p>
          </table:table-cell>
          <table:table-cell table:formula="of:=[.H21]-[.F9]" office:value-type="float" office:value="9.71752190589905" calcext:value-type="float">
            <text:p>9.71752190589905</text:p>
          </table:table-cell>
          <table:table-cell office:value-type="string" calcext:value-type="string">
            <text:p>time</text:p>
          </table:table-cell>
          <table:table-cell office:value-type="float" office:value="1543151375.48891" calcext:value-type="float">
            <text:p>1543151375.48891</text:p>
          </table:table-cell>
          <table:table-cell table:formula="of:=[.K21]-[.F9]" office:value-type="float" office:value="10.6729469299316" calcext:value-type="float">
            <text:p>10.6729469299316</text:p>
          </table:table-cell>
          <table:table-cell office:value-type="string" calcext:value-type="string">
            <text:p>time</text:p>
          </table:table-cell>
          <table:table-cell office:value-type="float" office:value="1543151374.81491" calcext:value-type="float">
            <text:p>1543151374.81491</text:p>
          </table:table-cell>
          <table:table-cell table:formula="of:=[.N21]-[.F9]" office:value-type="float" office:value="9.99895095825195" calcext:value-type="float">
            <text:p>9.99895095825195</text:p>
          </table:table-cell>
          <table:table-cell office:value-type="string" calcext:value-type="string">
            <text:p>time</text:p>
          </table:table-cell>
          <table:table-cell office:value-type="float" office:value="1543151375.1135" calcext:value-type="float">
            <text:p>1543151375.1135</text:p>
          </table:table-cell>
          <table:table-cell table:formula="of:=[.Q21]-[.F9]" office:value-type="float" office:value="10.2975409030914" calcext:value-type="float">
            <text:p>10.2975409030914</text:p>
          </table:table-cell>
          <table:table-cell office:value-type="string" calcext:value-type="string">
            <text:p>time</text:p>
          </table:table-cell>
          <table:table-cell office:value-type="float" office:value="1543151375.45236" calcext:value-type="float">
            <text:p>1543151375.45236</text:p>
          </table:table-cell>
          <table:table-cell table:formula="of:=[.T21]-[.F9]" office:value-type="float" office:value="10.6363968849182" calcext:value-type="float">
            <text:p>10.6363968849182</text:p>
          </table:table-cell>
          <table:table-cell office:value-type="string" calcext:value-type="string">
            <text:p>time</text:p>
          </table:table-cell>
          <table:table-cell office:value-type="float" office:value="1543151375.71223" calcext:value-type="float">
            <text:p>1543151375.71223</text:p>
          </table:table-cell>
          <table:table-cell table:formula="of:=[.W21]-[.F9]" office:value-type="float" office:value="10.8962650299072" calcext:value-type="float">
            <text:p>10.8962650299072</text:p>
          </table:table-cell>
          <table:table-cell/>
          <table:table-cell table:formula="of:=MAX([.F21];[.I21];[.L21];[.O21];[.R21];[.U21];[.X21])" office:value-type="float" office:value="10.8962650299072" calcext:value-type="float">
            <text:p>10.8962650299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7.574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393.37868" calcext:value-type="float">
            <text:p>1543151393.37868</text:p>
          </table:table-cell>
          <table:table-cell table:formula="of:=[.E22]-[.F10]" office:value-type="float" office:value="11.1066210269928" calcext:value-type="float">
            <text:p>11.1066210269928</text:p>
          </table:table-cell>
          <table:table-cell office:value-type="string" calcext:value-type="string">
            <text:p>time</text:p>
          </table:table-cell>
          <table:table-cell office:value-type="float" office:value="1543151394.99177" calcext:value-type="float">
            <text:p>1543151394.99177</text:p>
          </table:table-cell>
          <table:table-cell table:formula="of:=[.H22]-[.F10]" office:value-type="float" office:value="12.7197179794312" calcext:value-type="float">
            <text:p>12.7197179794312</text:p>
          </table:table-cell>
          <table:table-cell office:value-type="string" calcext:value-type="string">
            <text:p>time</text:p>
          </table:table-cell>
          <table:table-cell office:value-type="float" office:value="1543151395.30339" calcext:value-type="float">
            <text:p>1543151395.30339</text:p>
          </table:table-cell>
          <table:table-cell table:formula="of:=[.K22]-[.F10]" office:value-type="float" office:value="13.0313341617584" calcext:value-type="float">
            <text:p>13.0313341617584</text:p>
          </table:table-cell>
          <table:table-cell office:value-type="string" calcext:value-type="string">
            <text:p>time</text:p>
          </table:table-cell>
          <table:table-cell office:value-type="float" office:value="1543151395.35799" calcext:value-type="float">
            <text:p>1543151395.35799</text:p>
          </table:table-cell>
          <table:table-cell table:formula="of:=[.N22]-[.F10]" office:value-type="float" office:value="13.0859341621399" calcext:value-type="float">
            <text:p>13.0859341621399</text:p>
          </table:table-cell>
          <table:table-cell office:value-type="string" calcext:value-type="string">
            <text:p>time</text:p>
          </table:table-cell>
          <table:table-cell office:value-type="float" office:value="1543151395.57648" calcext:value-type="float">
            <text:p>1543151395.57648</text:p>
          </table:table-cell>
          <table:table-cell table:formula="of:=[.Q22]-[.F10]" office:value-type="float" office:value="13.3044261932373" calcext:value-type="float">
            <text:p>13.3044261932373</text:p>
          </table:table-cell>
          <table:table-cell office:value-type="string" calcext:value-type="string">
            <text:p>time</text:p>
          </table:table-cell>
          <table:table-cell office:value-type="float" office:value="1543151395.68475" calcext:value-type="float">
            <text:p>1543151395.68475</text:p>
          </table:table-cell>
          <table:table-cell table:formula="of:=[.T22]-[.F10]" office:value-type="float" office:value="13.4126980304718" calcext:value-type="float">
            <text:p>13.4126980304718</text:p>
          </table:table-cell>
          <table:table-cell office:value-type="string" calcext:value-type="string">
            <text:p>time</text:p>
          </table:table-cell>
          <table:table-cell office:value-type="float" office:value="1543151395.86331" calcext:value-type="float">
            <text:p>1543151395.86331</text:p>
          </table:table-cell>
          <table:table-cell table:formula="of:=[.W22]-[.F10]" office:value-type="float" office:value="13.5912511348724" calcext:value-type="float">
            <text:p>13.5912511348724</text:p>
          </table:table-cell>
          <table:table-cell/>
          <table:table-cell table:formula="of:=MAX([.F22];[.I22];[.L22];[.O22];[.R22];[.U22];[.X22])" office:value-type="float" office:value="13.5912511348724" calcext:value-type="float">
            <text:p>13.5912511348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366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411.51305" calcext:value-type="float">
            <text:p>1543151411.51305</text:p>
          </table:table-cell>
          <table:table-cell table:formula="of:=[.E23]-[.F11]" office:value-type="float" office:value="9.32480192184448" calcext:value-type="float">
            <text:p>9.32480192184448</text:p>
          </table:table-cell>
          <table:table-cell office:value-type="string" calcext:value-type="string">
            <text:p>time</text:p>
          </table:table-cell>
          <table:table-cell office:value-type="float" office:value="1543151412.61537" calcext:value-type="float">
            <text:p>1543151412.61537</text:p>
          </table:table-cell>
          <table:table-cell table:formula="of:=[.H23]-[.F11]" office:value-type="float" office:value="10.4271249771118" calcext:value-type="float">
            <text:p>10.4271249771118</text:p>
          </table:table-cell>
          <table:table-cell office:value-type="string" calcext:value-type="string">
            <text:p>time</text:p>
          </table:table-cell>
          <table:table-cell office:value-type="float" office:value="1543151413.16681" calcext:value-type="float">
            <text:p>1543151413.16681</text:p>
          </table:table-cell>
          <table:table-cell table:formula="of:=[.K23]-[.F11]" office:value-type="float" office:value="10.9785668849945" calcext:value-type="float">
            <text:p>10.9785668849945</text:p>
          </table:table-cell>
          <table:table-cell office:value-type="string" calcext:value-type="string">
            <text:p>time</text:p>
          </table:table-cell>
          <table:table-cell office:value-type="float" office:value="1543151413.21551" calcext:value-type="float">
            <text:p>1543151413.21551</text:p>
          </table:table-cell>
          <table:table-cell table:formula="of:=[.N23]-[.F11]" office:value-type="float" office:value="11.0272648334503" calcext:value-type="float">
            <text:p>11.0272648334503</text:p>
          </table:table-cell>
          <table:table-cell office:value-type="string" calcext:value-type="string">
            <text:p>time</text:p>
          </table:table-cell>
          <table:table-cell office:value-type="float" office:value="1543151413.24503" calcext:value-type="float">
            <text:p>1543151413.24503</text:p>
          </table:table-cell>
          <table:table-cell table:formula="of:=[.Q23]-[.F11]" office:value-type="float" office:value="11.0567810535431" calcext:value-type="float">
            <text:p>11.0567810535431</text:p>
          </table:table-cell>
          <table:table-cell office:value-type="string" calcext:value-type="string">
            <text:p>time</text:p>
          </table:table-cell>
          <table:table-cell office:value-type="float" office:value="1543151413.50528" calcext:value-type="float">
            <text:p>1543151413.50528</text:p>
          </table:table-cell>
          <table:table-cell table:formula="of:=[.T23]-[.F11]" office:value-type="float" office:value="11.3170309066772" calcext:value-type="float">
            <text:p>11.3170309066772</text:p>
          </table:table-cell>
          <table:table-cell office:value-type="string" calcext:value-type="string">
            <text:p>time</text:p>
          </table:table-cell>
          <table:table-cell office:value-type="float" office:value="1543151413.72599" calcext:value-type="float">
            <text:p>1543151413.72599</text:p>
          </table:table-cell>
          <table:table-cell table:formula="of:=[.W23]-[.F11]" office:value-type="float" office:value="11.5377428531647" calcext:value-type="float">
            <text:p>11.5377428531647</text:p>
          </table:table-cell>
          <table:table-cell/>
          <table:table-cell table:formula="of:=MAX([.F23];[.I23];[.L23];[.O23];[.R23];[.U23];[.X23])" office:value-type="float" office:value="11.5377428531647" calcext:value-type="float">
            <text:p>11.5377428531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695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7.726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02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650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7.456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13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684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9.916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519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127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8.473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33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861s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21:58:56.105754578</meta:creation-date>
    <dc:date>2018-11-25T22:14:45.037245994</dc:date>
    <meta:editing-duration>PT15M48S</meta:editing-duration>
    <meta:editing-cycles>4</meta:editing-cycles>
    <meta:generator>LibreOffice/6.0.6.2$Linux_X86_64 LibreOffice_project/00m0$Build-2</meta:generator>
    <meta:document-statistic meta:table-count="2" meta:cell-count="755" meta:object-count="0"/>
  </office:meta>
</office:document-meta>
</file>